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4fdfa" officeooo:paragraph-rsid="0014fdfa"/>
    </style:style>
    <style:style style:name="P3" style:family="paragraph" style:parent-style-name="Text_20_default">
      <style:paragraph-properties fo:text-align="center" style:justify-single-word="false"/>
      <style:text-properties fo:font-size="9pt" fo:language="en" fo:country="US" officeooo:rsid="0a98fac2" officeooo:paragraph-rsid="0015c5b7" style:font-size-asian="9pt" style:font-size-complex="9pt"/>
    </style:style>
    <style:style style:name="P4" style:family="paragraph" style:parent-style-name="Table_20_cell_20_main">
      <style:paragraph-properties fo:text-align="center" style:justify-single-word="false"/>
      <style:text-properties fo:font-size="9pt" fo:language="en" fo:country="US" officeooo:rsid="0016d294" officeooo:paragraph-rsid="0015c5b7" style:font-size-asian="9pt" style:font-size-complex="9pt"/>
    </style:style>
    <style:style style:name="P5" style:family="paragraph" style:parent-style-name="Table_20_cell_20_main">
      <style:paragraph-properties fo:text-align="center" style:justify-single-word="false"/>
      <style:text-properties fo:font-size="9pt" fo:language="en" fo:country="US" officeooo:rsid="00229208" officeooo:paragraph-rsid="0021e175" style:font-size-asian="9pt" style:font-size-complex="9pt"/>
    </style:style>
    <style:style style:name="P6" style:family="paragraph" style:parent-style-name="Table_20_cell_20_main">
      <style:paragraph-properties fo:text-align="center" style:justify-single-word="false"/>
      <style:text-properties fo:font-size="9pt" fo:language="en" fo:country="US" officeooo:rsid="0a98fac2" officeooo:paragraph-rsid="002cbf51" style:font-size-asian="9pt" style:font-size-complex="9pt"/>
    </style:style>
    <style:style style:name="P7" style:family="paragraph" style:parent-style-name="Table_20_cell_20_main">
      <style:paragraph-properties fo:text-align="center" style:justify-single-word="false"/>
      <style:text-properties fo:font-size="9pt" fo:language="en" fo:country="US" officeooo:rsid="0a98fac2" officeooo:paragraph-rsid="0037ee23" style:font-size-asian="9pt" style:font-size-complex="9pt"/>
    </style:style>
    <style:style style:name="P8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21e175" style:font-size-asian="9pt" style:font-size-complex="9pt"/>
    </style:style>
    <style:style style:name="P9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22b40" style:font-size-asian="9pt" style:font-size-complex="9pt"/>
    </style:style>
    <style:style style:name="P10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f3251" style:font-size-asian="9pt" style:font-size-complex="9pt"/>
    </style:style>
    <style:style style:name="P11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462d1" style:font-size-asian="9pt" style:font-size-complex="9pt"/>
    </style:style>
    <style:style style:name="P12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22b40" style:font-size-asian="9pt" style:font-size-complex="9pt"/>
    </style:style>
    <style:style style:name="P13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4f3251" style:font-size-asian="9pt" style:font-size-complex="9pt"/>
    </style:style>
    <style:style style:name="P14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462d1" style:font-size-asian="9pt" style:font-size-complex="9pt"/>
    </style:style>
    <style:style style:name="P15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05589d2" style:font-size-asian="9pt" style:font-size-complex="9pt"/>
    </style:style>
    <style:style style:name="P16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0863e37" officeooo:paragraph-rsid="00863e37" style:font-size-asian="9pt" style:font-size-complex="9pt"/>
    </style:style>
    <style:style style:name="P17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11008db" officeooo:paragraph-rsid="011008db" style:font-size-asian="9pt" style:font-size-complex="9pt"/>
    </style:style>
    <style:style style:name="P18" style:family="paragraph" style:parent-style-name="Text_20_default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11bed4e" officeooo:paragraph-rsid="011bed4e" style:font-size-asian="9pt" style:font-size-complex="9pt"/>
    </style:style>
    <style:style style:name="P19" style:family="paragraph" style:parent-style-name="Table_20_cell_20_main">
      <style:paragraph-properties fo:margin-left="0in" fo:margin-right="0in" fo:text-align="center" style:justify-single-word="false" fo:text-indent="0in" style:auto-text-indent="false"/>
      <style:text-properties fo:font-size="9pt" fo:language="en" fo:country="US" officeooo:rsid="0a98fac2" officeooo:paragraph-rsid="0119c3ec" style:font-size-asian="9pt" style:font-size-complex="9pt"/>
    </style:style>
    <style:style style:name="T1" style:family="text">
      <style:text-properties officeooo:rsid="003d746d"/>
    </style:style>
    <style:style style:name="T2" style:family="text">
      <style:text-properties officeooo:rsid="00427c94"/>
    </style:style>
    <style:style style:name="T3" style:family="text">
      <style:text-properties officeooo:rsid="005462d1"/>
    </style:style>
    <style:style style:name="T4" style:family="text">
      <style:text-properties officeooo:rsid="006294eb"/>
    </style:style>
    <style:style style:name="T5" style:family="text">
      <style:text-properties officeooo:rsid="010898e8"/>
    </style:style>
    <style:style style:name="T6" style:family="text">
      <style:text-properties officeooo:rsid="010bc9f2"/>
    </style:style>
    <style:style style:name="T7" style:family="text">
      <style:text-properties officeooo:rsid="010c3137"/>
    </style:style>
    <style:style style:name="T8" style:family="text">
      <style:text-properties officeooo:rsid="010cd07e"/>
    </style:style>
    <style:style style:name="T9" style:family="text">
      <style:text-properties officeooo:rsid="010e2166"/>
    </style:style>
    <style:style style:name="T10" style:family="text">
      <style:text-properties officeooo:rsid="01101fcc"/>
    </style:style>
    <style:style style:name="T11" style:family="text">
      <style:text-properties officeooo:rsid="01154564"/>
    </style:style>
    <style:style style:name="T12" style:family="text">
      <style:text-properties officeooo:rsid="011b9f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Revision 1</text:p>
      <text:p text:style-name="P4"/>
      <text:p text:style-name="P4"><text:text-input text:description="jooscript">${mimiText!}</text:text-input></text:p>
      <text:p text:style-name="P3"/>
      <text:p text:style-name="P5"><text:text-input text:description="jooscript">${mimiObject.name!}</text:text-input></text:p>
      <text:p text:style-name="P8"/>
      <text:p text:style-name="P7"><text:span text:style-name="T1"><text:text-input text:description="jooscript">[#list mimiList as carName]
${carName}
[/#list]</text:text-input></text:span><text:span text:style-name="T1"><text:text-input text:description="jooscript"/></text:span></text:p>
      <text:p text:style-name="P6"/>
      <text:p text:style-name="P12"><text:span text:style-name="T2"><text:text-input text:description="jooscript">[#list mimiListOfCars as car]
${car.name}
${car.someListOfBugs[0]}
[/#list]</text:text-input></text:span><text:span text:style-name="T2"><text:text-input text:description="jooscript"/></text:span></text:p>
      <text:p text:style-name="P9"/>
      <text:p text:style-name="P13"><text:span text:style-name="T4"><text:text-input text:description="jooscript">[#list xml.mlist.technologies.technology as technology]
${technology.name}
[/#list]</text:text-input></text:span><text:span text:style-name="T4"><text:text-input text:description="jooscript"/></text:span></text:p>
      <text:p text:style-name="P10"/>
      <text:p text:style-name="P14"><text:span text:style-name="T3"><text:text-input text:description="jooscript">[#list xml["//technology"] as technology]
${technology.name}
[/#list]</text:text-input></text:span><text:span text:style-name="T3"><text:text-input text:description="jooscript"/></text:span></text:p>
      <text:p text:style-name="P11"/>
      <text:p text:style-name="P19"><text:span text:style-name="T12"><text:text-input text:description="jooscript">[#macro test node]
[#if node.properties??]
[#assign properties = node.properties]
aa
Node Name: ${node?node_name};
Properties1: ${node.properties};
Properties2: ${node.properties???string('yes','no')};
Is node: ${node?is_node?string('yes','no')};
Is method: ${node?is_method?string('yes','no')};
${node?is_collection?string('collection','no')}
Size: ${node?size};
Hash: ${node?is_hash?string('yes','no')};
Hash ex: ${node?is_hash_ex?string('yes','no')};
Properties size: ${node.properties?size};
[#if node?is_sequence]
[#list node as sec]
${sec.title}
[/#list]
[#elseif node?is_hash_ex]
[#list node as key]
${key} - ${node[key]}
[/#list]
[#elseif node?is_string]
${node}
[/#if]
[#else]
Node doesn’t have properties.
[/#if]
[/#macro]
[@test xml.mlist /]</text:text-input></text:span><text:span text:style-name="T12"><text:text-input text:description="jooscript"/></text:span></text:p>
      <text:p text:style-name="P15"/>
      <text:p text:style-name="P16"><text:a xlink:type="simple" xlink:href="https://community.alfresco.com/thread/174619-freemarker-template-that-dumps-all-properties-for-a-node" text:style-name="Internet_20_link" text:visited-style-name="Visited_20_Internet_20_Link">https://community.alfresco.com/thread/174619-freemarker-template-that-dumps-all-properties-for-a-node</text:a></text:p>
      <text:p text:style-name="P17"><text:a xlink:type="simple" xlink:href="https://github.com/ratherblue/freemarker-debugger/blob/master/debugger.ftl" text:style-name="Internet_20_link" text:visited-style-name="Visited_20_Internet_20_Link">https://github.com/ratherblue/freemarker-debugger/blob/master/debugger.ftl</text:a></text:p>
      <text:p text:style-name="P18"><text:a xlink:type="simple" xlink:href="http://chaquotay.net/freemarker/dump.ftl" text:style-name="Internet_20_link" text:visited-style-name="Visited_20_Internet_20_Link">http://chaquotay.net/freemarker/dump.ftl</text:a></text:p>
      <text:p text:style-name="P17"><text:a xlink:type="simple" xlink:href="http://freemarker.org/docs/ref_builtins_expert.html#ref_builtin_isType" text:style-name="Internet_20_link" text:visited-style-name="Visited_20_Internet_20_Link">http://freemarker.org/docs/ref_builtins_expert.html#ref_builtin_isType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_20_default" style:display-name="Text default" style:family="paragraph" style:parent-style-name="Standard" style:master-page-name="">
      <style:paragraph-properties fo:margin-left="0.4925in" fo:margin-right="0in" fo:margin-top="0in" fo:margin-bottom="0in" loext:contextual-spacing="false" fo:text-indent="0in" style:auto-text-indent="false" style:page-number="auto"/>
      <style:text-properties style:font-name="Calibri" fo:font-family="Calibri" style:font-style-name="Обычный" style:font-family-generic="swiss" style:font-pitch="variable" fo:font-size="10.5pt" fo:font-weight="normal" style:font-size-asian="10.5pt"/>
    </style:style>
    <style:style style:name="Table_20_Contents" style:display-name="Table Contents" style:family="paragraph" style:parent-style-name="Standard" style:next-style-name="Text_20_default" style:class="extra" style:master-page-name="">
      <style:paragraph-properties style:page-number="auto" text:number-lines="false" text:line-number="0"/>
      <style:text-properties style:font-size-asian="10.5pt"/>
    </style:style>
    <style:style style:name="Table_20_cell_20_main" style:display-name="Table cell main" style:family="paragraph" style:parent-style-name="Table_20_Contents" style:next-style-name="Text_20_default" style:master-page-name="">
      <style:paragraph-properties fo:margin-left="0.0398in" fo:margin-right="0in" fo:text-indent="0in" style:auto-text-indent="false" style:page-number="auto" style:shadow="none">
        <style:tab-stops/>
      </style:paragraph-properties>
      <style:text-properties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075in" fo:margin-bottom="0.7874in" fo:margin-left="0.7874in" fo:margin-right="0.7874in" fo:border="none" fo:padding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3:33:31.546717516</meta:creation-date>
    <meta:generator>LibreOffice/5.1.6.2$Linux_X86_64 LibreOffice_project/10m0$Build-2</meta:generator>
    <dc:date>2017-09-20T18:30:11.954070921</dc:date>
    <meta:editing-duration>PT9H4M13S</meta:editing-duration>
    <meta:editing-cycles>250</meta:editing-cycles>
    <meta:document-statistic meta:table-count="0" meta:image-count="0" meta:object-count="0" meta:page-count="1" meta:paragraph-count="12" meta:word-count="123" meta:character-count="1376" meta:non-whitespace-character-count="1289"/>
  </office:meta>
</office:document-meta>
</file>